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daten änder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daten änder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Blog-Name sichtbar auf der Websei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Copyright des Blogs sichtbar auf der Websei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Änderungen speichern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Abbrechen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26:00Z</dc:date>
    <meta:template xlink:href="Normal.dotm" xlink:type="simple"/>
    <meta:editing-cycles>6</meta:editing-cycles>
    <meta:editing-duration>PT240S</meta:editing-duration>
    <meta:document-statistic meta:page-count="1" meta:paragraph-count="1" meta:word-count="37" meta:character-count="259" meta:row-count="1" meta:non-whitespace-character-count="223"/>
  </office:meta>
</office:document-meta>
</file>